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introCQLTable" style:family="table">
      <style:table-properties style:width="6.925in" table:align="margins"/>
    </style:style>
    <style:style style:name="introCQLTable.A" style:family="table-column">
      <style:table-column-properties style:column-width="1.3847in" style:rel-column-width="13107*"/>
    </style:style>
    <style:style style:name="introCQLTable.D" style:family="table-column">
      <style:table-column-properties style:column-width="2.7701in" style:rel-column-width="26214*"/>
    </style:style>
    <style:style style:name="introCQLTable.A1" style:family="table-cell">
      <style:table-cell-properties style:vertical-align="" fo:background-color="#e2f4fe" fo:padding="0.0382in" fo:border-left="0.05pt solid #b3b3b3" fo:border-right="none" fo:border-top="0.05pt solid #b3b3b3" fo:border-bottom="0.05pt solid #b3b3b3" style:writing-mode="page">
        <style:background-image/>
      </style:table-cell-properties>
    </style:style>
    <style:style style:name="introCQLTable.C1" style:family="table-cell">
      <style:table-cell-properties style:vertical-align="" fo:background-color="#e2f4fe" fo:padding="0.0382in" fo:border="0.05pt solid #b3b3b3" style:writing-mode="page">
        <style:background-image/>
      </style:table-cell-properties>
    </style:style>
    <style:style style:name="introCQLTable.A2" style:family="table-cell">
      <style:table-cell-properties style:vertical-align="" fo:background-color="transparent" fo:padding="0.0382in" fo:border-left="0.05pt solid #b3b3b3" fo:border-right="none" fo:border-top="none" fo:border-bottom="0.05pt solid #b3b3b3" style:writing-mode="page">
        <style:background-image/>
      </style:table-cell-properties>
    </style:style>
    <style:style style:name="introCQLTable.C2" style:family="table-cell">
      <style:table-cell-properties style:vertical-align="" fo:background-color="transparent" fo:padding="0.0382in" fo:border-left="0.05pt solid #b3b3b3" fo:border-right="0.05pt solid #b3b3b3" fo:border-top="none" fo:border-bottom="0.05pt solid #b3b3b3" style:writing-mode="page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6.25in" style:type="center"/>
          <style:tab-stop style:position="6.9252in" style:type="right"/>
        </style:tab-stops>
      </style:paragraph-properties>
    </style:style>
    <style:style style:name="P2" style:family="paragraph" style:parent-style-name="Title">
      <style:text-properties officeooo:rsid="00329a10" officeooo:paragraph-rsid="00329a10"/>
    </style:style>
    <style:style style:name="P3" style:family="paragraph" style:parent-style-name="Standard">
      <style:text-properties officeooo:paragraph-rsid="0033812a"/>
    </style:style>
    <style:style style:name="P4" style:family="paragraph" style:parent-style-name="Standard">
      <style:text-properties officeooo:paragraph-rsid="00386a98"/>
    </style:style>
    <style:style style:name="P5" style:family="paragraph" style:parent-style-name="Standard">
      <style:text-properties officeooo:rsid="00386a98" officeooo:paragraph-rsid="00386a98"/>
    </style:style>
    <style:style style:name="P6" style:family="paragraph" style:parent-style-name="Standard">
      <style:text-properties officeooo:rsid="003a2a5b" officeooo:paragraph-rsid="003b2a09"/>
    </style:style>
    <style:style style:name="P7" style:family="paragraph" style:parent-style-name="Standard">
      <style:text-properties officeooo:rsid="003b2a09" officeooo:paragraph-rsid="003b2a09"/>
    </style:style>
    <style:style style:name="P8" style:family="paragraph" style:parent-style-name="Standard">
      <style:text-properties officeooo:paragraph-rsid="003e63b5"/>
    </style:style>
    <style:style style:name="P9" style:family="paragraph" style:parent-style-name="Standard">
      <style:text-properties officeooo:paragraph-rsid="00931b4b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/>
      <style:text-properties fo:color="#3e454c" style:text-outline="false" style:text-line-through-style="none" style:text-line-through-type="none" style:font-name="Liberation Sans1" fo:font-size="10pt" fo:font-style="normal" fo:text-shadow="none" style:text-underline-style="none" fo:font-weight="normal" officeooo:rsid="00314a9d" officeooo:paragraph-rsid="003b2a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3e454c" style:text-outline="false" style:text-line-through-style="none" style:text-line-through-type="none" style:font-name="Liberation Sans1" fo:font-size="10pt" fo:font-style="normal" fo:text-shadow="none" style:text-underline-style="none" fo:font-weight="normal" officeooo:rsid="003b2a09" officeooo:paragraph-rsid="003b2a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text-properties officeooo:rsid="0052c341" officeooo:paragraph-rsid="0052c341"/>
    </style:style>
    <style:style style:name="P13" style:family="paragraph" style:parent-style-name="Table_20_Heading">
      <style:paragraph-properties fo:text-align="center" style:justify-single-word="false"/>
      <style:text-properties fo:color="#3e454c" style:text-outline="false" style:text-line-through-style="none" style:text-line-through-type="none" style:font-name="Liberation Sans1" fo:font-size="10pt" fo:font-style="normal" fo:text-shadow="none" style:text-underline-style="none" fo:font-weight="bold" officeooo:rsid="003b2a09" officeooo:paragraph-rsid="003b2a0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Table_20_Heading">
      <style:text-properties fo:font-weight="bold" style:font-weight-asian="bold"/>
    </style:style>
    <style:style style:name="P15" style:family="paragraph" style:parent-style-name="Standard">
      <style:text-properties officeooo:rsid="00386a98" officeooo:paragraph-rsid="00386a98"/>
    </style:style>
    <style:style style:name="P16" style:family="paragraph" style:parent-style-name="Standard">
      <style:text-properties officeooo:paragraph-rsid="003b2a09"/>
    </style:style>
    <style:style style:name="P17" style:family="paragraph" style:parent-style-name="Heading_20_2" style:list-style-name="WWNum1">
      <style:text-properties officeooo:paragraph-rsid="0033812a"/>
    </style:style>
    <style:style style:name="P18" style:family="paragraph" style:parent-style-name="Heading_20_1">
      <style:text-properties officeooo:rsid="002f9e68" officeooo:paragraph-rsid="002f9e6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6ed2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officeooo:rsid="00463852"/>
    </style:style>
    <style:style style:name="T5" style:family="text">
      <style:text-properties officeooo:rsid="0052c341"/>
    </style:style>
    <style:style style:name="T6" style:family="text">
      <style:text-properties officeooo:rsid="0096ed2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ssandra – Data Modeling</text:p>
      <text:h text:style-name="P18" text:outline-level="1">Introduction</text:h>
      <text:p text:style-name="P9">Data modeling in Cassandra is one of the most important factors in designing your cluster. A <text:span text:style-name="T4">properly designed data model allows Cassandra to support massive, linear scalability.</text:span></text:p>
      <text:list xml:id="list3806471324485232823" text:style-name="WWNum1">
        <text:list-item>
          <text:list>
            <text:list-item>
              <text:h text:style-name="P17" text:outline-level="2">Physical vs. logical model</text:h>
            </text:list-item>
          </text:list>
        </text:list-item>
      </text:list>
      <text:p text:style-name="P3">When modeling, focus on the physical storage as it will determine the performance characteristics of your queries. Do not think about the logical CQL abstraction when modeling.</text:p>
      <text:p text:style-name="Text_20_body"/>
      <text:p text:style-name="Information"><text:span text:style-name="T2">Tip</text:span><text:span text:style-name="T6">: </text:span>Physical, on-disk storage will determine the quality of your data model. </text:p>
      <text:h text:style-name="Heading_20_3" text:outline-level="3">CQL</text:h>
      <text:p text:style-name="P4">Let’s begin by creating a simple CQL table that stores the population of various cities. </text:p>
      <text:p text:style-name="P5"/>
      <text:p text:style-name="Hint"><text:span text:style-name="T1">Hint</text:span>: The clustering columns specified via <text:span text:style-name="Inline_20_Code">PRIMARY KEY</text:span> allow a partition to have multiple rows.</text:p>
      <text:p text:style-name="P5"/>
      <text:p text:style-name="Code">CREATE TABLE population (</text:p>
      <text:p text:style-name="Code"><text:s text:c="4"/>country_id uuid,</text:p>
      <text:p text:style-name="Code"><text:s text:c="4"/>state text,</text:p>
      <text:p text:style-name="Code"><text:s text:c="4"/>city text,</text:p>
      <text:p text:style-name="Code"><text:s text:c="4"/>population int,</text:p>
      <text:p text:style-name="Code"><text:s text:c="4"/>PRIMARY KEY (country_id, state, city)</text:p>
      <text:p text:style-name="Code">);</text:p>
      <text:h text:style-name="Heading_20_3" text:outline-level="3">CQL logical representation</text:h>
      <text:p text:style-name="P6">CQL logically displays a single partition as multiple rows in a traditional tabular format.</text:p>
      <text:p text:style-name="P6"/>
      <text:p text:style-name="Alert"><text:span text:style-name="T2">Warning</text:span><text:span text:style-name="T6">: Design your data model based on physical storage, not </text:span>CQL<text:span text:style-name="T6">'s</text:span> <text:span text:style-name="T6">abstraction</text:span>.</text:p>
      <text:p text:style-name="P7"/>
      <text:p text:style-name="P7">One of the first things you’ll notice below is that the <text:span text:style-name="T6">partition key component of the </text:span>primary key repeats <text:span text:style-name="T6">for each CQL row</text:span>. </text:p>
      <text:p text:style-name="P7"/>
      <table:table table:name="introCQLTable" table:style-name="introCQLTable">
        <table:table-column table:style-name="introCQLTable.A" table:number-columns-repeated="3"/>
        <table:table-column table:style-name="introCQLTable.D"/>
        <table:table-row>
          <table:table-cell table:style-name="introCQLTable.A1" office:value-type="string">
            <text:p text:style-name="P13">country_id</text:p>
          </table:table-cell>
          <table:table-cell table:style-name="introCQLTable.A1" office:value-type="string">
            <text:p text:style-name="P13">state</text:p>
          </table:table-cell>
          <table:table-cell table:style-name="introCQLTable.C1" office:value-type="string">
            <text:p text:style-name="P13">city</text:p>
          </table:table-cell>
          <table:table-cell table:style-name="introCQLTable.C1" office:value-type="string">
            <text:p text:style-name="P13">population</text:p>
          </table:table-cell>
        </table:table-row>
        <table:table-row>
          <table:table-cell table:style-name="introCQLTable.A2" office:value-type="string">
            <text:p text:style-name="P11">US</text:p>
          </table:table-cell>
          <table:table-cell table:style-name="introCQLTable.A2" office:value-type="string">
            <text:p text:style-name="P11">CA</text:p>
          </table:table-cell>
          <table:table-cell table:style-name="introCQLTable.C2" office:value-type="string">
            <text:p text:style-name="P11">SD</text:p>
          </table:table-cell>
          <table:table-cell table:style-name="introCQLTable.C2" office:value-type="string">
            <text:p text:style-name="P10">2598756</text:p>
          </table:table-cell>
        </table:table-row>
        <table:table-row>
          <table:table-cell table:style-name="introCQLTable.A2" office:value-type="string">
            <text:p text:style-name="P11">US</text:p>
          </table:table-cell>
          <table:table-cell table:style-name="introCQLTable.A2" office:value-type="string">
            <text:p text:style-name="P11">CA</text:p>
          </table:table-cell>
          <table:table-cell table:style-name="introCQLTable.C2" office:value-type="string">
            <text:p text:style-name="P11">SF</text:p>
          </table:table-cell>
          <table:table-cell table:style-name="introCQLTable.C2" office:value-type="string">
            <text:p text:style-name="P10">3258489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20%" style:page-number="auto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 fo:background-color="transparent" fo:padding="0.0201in" fo:border-left="none" fo:border-right="none" fo:border-top="none" fo:border-bottom="0.99pt solid #2185c5" style:shadow="none">
        <style:tab-stops/>
        <style:background-image/>
      </style:paragraph-properties>
      <style:text-properties fo:color="#3e454c" fo:font-size="25pt" fo:font-weight="normal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 fo:background-color="transparent" style:shadow="none">
        <style:tab-stops/>
        <style:background-image/>
      </style:paragraph-properties>
      <style:text-properties fo:color="#2185c5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2594da" fo:font-size="15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2594da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 style:shadow="none"/>
      <style:text-properties fo:color="#2594da" fo:font-size="13pt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color="#2594da" fo:font-size="12pt" fo:font-weight="bold" style:font-size-asian="85%" style:font-weight-asian="bold" style:font-size-complex="85%" style:font-weight-complex="600"/>
    </style:style>
    <style:style style:name="Code" style:family="paragraph" style:parent-style-name="Standard" style:master-page-name="">
      <style:paragraph-properties fo:margin-top="0.0598in" fo:margin-bottom="0in" style:contextual-spacing="false" fo:line-height="100%" style:page-number="auto" fo:background-color="#fff6e5" fo:padding="0.0402in" fo:border="0.06pt solid #ff7f66" style:shadow="none">
        <style:tab-stops/>
        <style:background-image/>
      </style:paragraph-properties>
      <style:text-properties fo:color="#3e454c" style:font-name="Courier 10 Pitch" fo:font-family="'Courier 10 Pitch'" style:font-style-name="Regular" style:font-pitch="fixed" fo:font-size="10pt" officeooo:rsid="001d0e2c" style:font-size-asian="10.5pt"/>
    </style:style>
    <style:style style:name="Alert" style:family="paragraph" style:parent-style-name="Standard" style:master-page-name="">
      <style:paragraph-properties style:page-number="auto" fo:background-color="transparent" fo:padding="0.0402in" fo:border-left="2.01pt solid #ff7f66" fo:border-right="none" fo:border-top="none" fo:border-bottom="none" style:shadow="none">
        <style:tab-stops/>
        <style:background-image/>
      </style:paragraph-properties>
      <style:text-properties fo:color="#ff3f1a" officeooo:rsid="0025273e" style:font-size-asian="10.5pt"/>
    </style:style>
    <style:style style:name="Information" style:family="paragraph" style:parent-style-name="Standard">
      <style:paragraph-properties fo:padding="0.0201in" fo:border-left="2.01pt solid #7ecefd" fo:border-right="none" fo:border-top="none" fo:border-bottom="none" style:shadow="none"/>
      <style:text-properties fo:color="#2185c5" officeooo:rsid="002586ab" style:font-size-asian="10.5pt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Image" style:family="paragraph" style:parent-style-name="Caption" style:next-style-name="Standard" style:master-page-name="">
      <style:paragraph-properties fo:margin-top="0.0799in" fo:margin-bottom="0.1in" style:contextual-spacing="false" fo:text-align="center" style:justify-single-word="false" style:page-number="auto"/>
      <style:text-properties fo:color="#3e454c" fo:font-size="9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666666" fo:font-size="9pt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fo:color="#3e454c" fo:font-size="10pt"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start" style:justify-single-word="false" style:page-number="auto" text:number-lines="false" text:line-number="0">
        <style:tab-stops>
          <style:tab-stop style:position="3.4626in"/>
          <style:tab-stop style:position="6.9252in" style:type="right"/>
        </style:tab-stops>
      </style:paragraph-properties>
      <style:text-properties fo:color="#dd4814" fo:font-size="9pt" style:font-size-asian="10.5pt"/>
    </style:style>
    <style:style style:name="Footer_20_left" style:display-name="Footer left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3.4626in"/>
          <style:tab-stop style:position="6.9252in" style:type="right"/>
        </style:tab-stops>
      </style:paragraph-properties>
      <style:text-properties fo:color="#666666" fo:font-size="9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fo:font-size="10pt" fo:font-weight="bold" style:font-size-asian="10.5pt" style:font-weight-asian="bold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Table_20_Heading_20_Right" style:display-name="Table Heading Right" style:family="paragraph" style:parent-style-name="Table_20_Heading" style:next-style-name="Table_20_Heading">
      <style:paragraph-properties fo:text-align="end" style:justify-single-word="false"/>
      <style:text-properties style:use-window-font-color="true"/>
    </style:style>
    <style:style style:name="Table_20_Heading_20_Left" style:display-name="Table Heading Left" style:family="paragraph" style:parent-style-name="Table_20_Heading" style:next-style-name="Table_20_Heading" style:master-page-name="">
      <style:paragraph-properties fo:text-align="start" style:justify-single-word="false" style:page-number="auto"/>
      <style:text-properties style:use-window-font-color="tru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ssandra_20_Cell_20_Elements" style:display-name="Cassandra Cell Elements" style:family="paragraph" style:parent-style-name="Table_20_Contents" style:master-page-name="">
      <style:paragraph-properties fo:text-align="end" style:justify-single-word="false" style:page-number="auto"/>
      <style:text-properties fo:color="#cccccc" fo:font-size="8pt" style:font-size-asian="10.5pt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int" style:family="paragraph" style:parent-style-name="Information">
      <style:paragraph-properties fo:padding="0.0201in" fo:border-left="2.01pt solid #51e289" fo:border-right="none" fo:border-top="none" fo:border-bottom="none"/>
      <style:text-properties fo:color="#21c561" style:font-size-asian="10.5pt"/>
    </style:style>
    <style:style style:name="Inline_20_Code" style:display-name="Inline Code" style:family="text">
      <style:text-properties fo:color="#2185c5" style:font-name="Courier 10 Pitch" fo:font-family="'Courier 10 Pitch'" style:font-style-name="Regular" style:font-pitch="fixed" fo:font-size="10pt" fo:background-color="#fff6e5" style:font-size-asian="10.5pt" fo:padding="0.0299in" fo:border="0.06pt solid #c0c0c0" style:shadow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Image" style:family="graphic" style:parent-style-name="Graphics">
      <style:graphic-properties text:anchor-type="paragraph" fo:margin-top="0.2in" fo:margin-bottom="0.05in" style:wrap="none" fo:background-color="transparent" style:background-transparency="100%" draw:fill="solid" style:shadow="none" draw:shadow-opacity="100%">
        <style:background-image/>
        <style:columns fo:column-count="1" fo:column-gap="0in"/>
      </style:graphic-properties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5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5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5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1" text:display-levels="5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6.25in" style:type="center"/>
          <style:tab-stop style:position="6.9252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.0236in" fo:margin-right="0.0016in" fo:margin-top="0.2in" fo:border-top="0.06pt solid #fff6e5" fo:border-bottom="none" fo:border-left="none" fo:border-right="none" fo:padding="0.0201in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MP1"><text:title>Cassandra - Data Modeling</text:title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1T23:22:43.388299931</meta:creation-date>
    <meta:editing-duration>PT14H10M38S</meta:editing-duration>
    <meta:editing-cycles>88</meta:editing-cycles>
    <meta:generator>LibreOffice/4.2.7.2$Linux_X86_64 LibreOffice_project/420m0$Build-2</meta:generator>
    <dc:title>Cassandra - Data Modeling</dc:title>
    <meta:initial-creator>Akbar Ahmed</meta:initial-creator>
    <dc:date>2014-12-14T16:52:11.036388742</dc:date>
    <dc:creator>Akbar Ahmed</dc:creator>
    <meta:document-statistic meta:table-count="1" meta:image-count="0" meta:object-count="0" meta:page-count="1" meta:paragraph-count="33" meta:word-count="196" meta:character-count="1238" meta:non-whitespace-character-count="1054"/>
    <meta:template xlink:type="simple" xlink:actuate="onRequest" xlink:title="Exponential" xlink:href="../../../.config/libreoffice/4/user/template/Exponential.ott" meta:date="2014-12-11T23:22:42.949269799"/>
  </office:meta>
</office:document-meta>
</file>